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weight="bold" officeooo:rsid="0012594e" officeooo:paragraph-rsid="0012594e" style:font-weight-asian="bold" style:font-weight-complex="bold"/>
    </style:style>
    <style:style style:name="P2" style:family="paragraph" style:parent-style-name="Standard">
      <style:text-properties fo:font-weight="bold" officeooo:rsid="0014669b" officeooo:paragraph-rsid="0014669b" style:font-weight-asian="bold" style:font-weight-complex="bold"/>
    </style:style>
    <style:style style:name="P3" style:family="paragraph" style:parent-style-name="Standard">
      <style:text-properties fo:font-weight="bold" officeooo:rsid="0015477e" officeooo:paragraph-rsid="0015477e" style:font-weight-asian="bold" style:font-weight-complex="bold"/>
    </style:style>
    <style:style style:name="P4" style:family="paragraph" style:parent-style-name="Standard">
      <style:text-properties fo:font-weight="bold" officeooo:rsid="00162b1d" officeooo:paragraph-rsid="00162b1d" style:font-weight-asian="bold" style:font-weight-complex="bold"/>
    </style:style>
    <style:style style:name="P5" style:family="paragraph" style:parent-style-name="Standard">
      <style:text-properties fo:font-weight="bold" officeooo:rsid="0016ac6d" officeooo:paragraph-rsid="0016ac6d" style:font-weight-asian="bold" style:font-weight-complex="bold"/>
    </style:style>
    <style:style style:name="P6" style:family="paragraph" style:parent-style-name="Standard">
      <style:text-properties fo:font-weight="bold" officeooo:rsid="0019ab02" officeooo:paragraph-rsid="0019ab02" style:font-weight-asian="bold" style:font-weight-complex="bold"/>
    </style:style>
    <style:style style:name="P7" style:family="paragraph" style:parent-style-name="Standard">
      <style:text-properties fo:font-weight="normal" officeooo:rsid="0015477e" officeooo:paragraph-rsid="0015477e" style:font-weight-asian="normal" style:font-weight-complex="normal"/>
    </style:style>
    <style:style style:name="P8" style:family="paragraph" style:parent-style-name="Standard">
      <style:text-properties fo:font-weight="normal" officeooo:rsid="0012594e" officeooo:paragraph-rsid="0012594e" style:font-weight-asian="normal" style:font-weight-complex="normal"/>
    </style:style>
    <style:style style:name="P9" style:family="paragraph" style:parent-style-name="Standard">
      <style:text-properties fo:font-weight="normal" officeooo:rsid="0012a748" officeooo:paragraph-rsid="0012a748" style:font-weight-asian="normal" style:font-weight-complex="normal"/>
    </style:style>
    <style:style style:name="P10" style:family="paragraph" style:parent-style-name="Standard">
      <style:text-properties fo:font-weight="normal" officeooo:rsid="0014669b" officeooo:paragraph-rsid="0014669b" style:font-weight-asian="normal" style:font-weight-complex="normal"/>
    </style:style>
    <style:style style:name="P11" style:family="paragraph" style:parent-style-name="Standard">
      <style:text-properties fo:font-weight="normal" officeooo:rsid="0015477e" officeooo:paragraph-rsid="0015477e" style:font-weight-asian="normal" style:font-weight-complex="normal"/>
    </style:style>
    <style:style style:name="P12" style:family="paragraph" style:parent-style-name="Standard">
      <style:text-properties fo:font-weight="normal" officeooo:rsid="00162b1d" officeooo:paragraph-rsid="00162b1d" style:font-weight-asian="normal" style:font-weight-complex="normal"/>
    </style:style>
    <style:style style:name="P13" style:family="paragraph" style:parent-style-name="Standard">
      <style:text-properties fo:font-weight="normal" officeooo:rsid="0016ac6d" officeooo:paragraph-rsid="0016ac6d" style:font-weight-asian="normal" style:font-weight-complex="normal"/>
    </style:style>
    <style:style style:name="P14" style:family="paragraph" style:parent-style-name="Standard">
      <style:text-properties fo:font-weight="normal" officeooo:rsid="00197cd3" officeooo:paragraph-rsid="00197cd3" style:font-weight-asian="normal" style:font-weight-complex="normal"/>
    </style:style>
    <style:style style:name="P15" style:family="paragraph" style:parent-style-name="Standard">
      <style:text-properties fo:font-weight="normal" officeooo:rsid="0019ab02" officeooo:paragraph-rsid="0019ab02" style:font-weight-asian="normal" style:font-weight-complex="normal"/>
    </style:style>
    <style:style style:name="P16" style:family="paragraph" style:parent-style-name="Standard">
      <style:text-properties fo:font-weight="normal" officeooo:rsid="001b5bc2" officeooo:paragraph-rsid="001b5bc2" style:font-weight-asian="normal" style:font-weight-complex="normal"/>
    </style:style>
    <style:style style:name="P17" style:family="paragraph" style:parent-style-name="Standard">
      <style:text-properties fo:font-weight="bold" officeooo:rsid="001be27e" officeooo:paragraph-rsid="001be27e" style:font-weight-asian="bold" style:font-weight-complex="bold"/>
    </style:style>
    <style:style style:name="P18" style:family="paragraph" style:parent-style-name="Standard">
      <style:text-properties fo:font-weight="bold" officeooo:rsid="001ce6ba" officeooo:paragraph-rsid="001ce6ba" style:font-weight-asian="bold" style:font-weight-complex="bold"/>
    </style:style>
    <style:style style:name="P19" style:family="paragraph" style:parent-style-name="Standard">
      <style:text-properties fo:font-weight="bold" officeooo:rsid="001dbdbe" officeooo:paragraph-rsid="001dbdbe" style:font-weight-asian="bold" style:font-weight-complex="bold"/>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on HTML Forms</text:p>
      <text:p text:style-name="P8">HTML forms are sections of documents that contain controls. <text:s/>These controls may be menus, or checkboxes, or password fields or radio buttons, or text fields or buttons for submitting or similar. <text:s/>The forms help the user input required data. <text:s/>Some data might be passwords, phone numbers, names, etc. <text:s/>It’s certainly a requirement if we want data to be collected from our website visitors for use. </text:p>
      <text:p text:style-name="P8"/>
      <text:p text:style-name="P8">For example, let’s say the user wants to purchase something from our website. <text:s/>They’d need to give us:</text:p>
      <text:p text:style-name="P8">1) a shipping address</text:p>
      <text:p text:style-name="P8">2) a name</text:p>
      <text:p text:style-name="P8">3) payment details</text:p>
      <text:p text:style-name="P8">and possibly more necessary data to ensure this actually happens.</text:p>
      <text:p text:style-name="P8"/>
      <text:p text:style-name="P1">Syntax of HTML forms</text:p>
      <text:p text:style-name="P8">The syntax is:</text:p>
      <text:p text:style-name="P8">&lt;form action="server url" <text:s/>method="get|post"&gt;&lt;/form&gt;</text:p>
      <text:p text:style-name="P8">Somewhere in there we may have input controls like a textfield, text area, radio button, or button.</text:p>
      <text:p text:style-name="P8"/>
      <text:p text:style-name="P1">HTML Form tags</text:p>
      <text:p text:style-name="P8">There are multiple kinds:</text:p>
      <text:p text:style-name="P8">&lt;form&gt; This is our main tag. It works the way ol/ul and table work. Think of it like a div.</text:p>
      <text:p text:style-name="P8">&lt;input&gt; This is used to define input controls</text:p>
      <text:p text:style-name="P8">&lt;textarea&gt; This is used to define a control from a multi-line input</text:p>
      <text:p text:style-name="P8">&lt;label&gt; This is used to define labels for input elements</text:p>
      <text:p text:style-name="P8">&lt;fieldset&gt; USed to group related elements in forms.</text:p>
      <text:p text:style-name="P8">&lt;legend&gt; This is used to define captions for &lt;fieldset&gt; elements</text:p>
      <text:p text:style-name="P8">&lt;select&gt; This us used to define a down-down list</text:p>
      <text:p text:style-name="P8">&lt;optgroup&gt; This is used to define groups of options that are related in drop-down lists</text:p>
      <text:p text:style-name="P8">&lt;option&gt; This is used to define drop-down list options</text:p>
      <text:p text:style-name="P8">&lt;button&gt; This is used to define a clickable button.</text:p>
      <text:p text:style-name="P8"/>
      <text:p text:style-name="P1">HTML5 Form Attributes</text:p>
      <text:p text:style-name="P8">All of the form tags can have attributes including the following:</text:p>
      <text:p text:style-name="P8">&lt;datalist&gt; for specifying pre-defined input control options</text:p>
      <text:p text:style-name="P8">&lt;keygen&gt; for defining a field to generate key-pairs in forms.</text:p>
      <text:p text:style-name="P8">&lt;output&gt; for defining calculation results</text:p>
      <text:p text:style-name="P8"/>
      <text:p text:style-name="P1">The &lt;form&gt; Element</text:p>
      <text:p text:style-name="P8">This provides a way for users to input requested information and provides different controls to allow it including password fields, text area,s, text fields, and so on. It’s an element on it’s own and holds the elements making up the form. <text:s/>It works in concept like &lt;table&gt; and &lt;div&gt; as a sort of "container".</text:p>
      <text:p text:style-name="P8"/>
      <text:p text:style-name="P1">&lt;input&gt; Element</text:p>
      <text:p text:style-name="P8">This is one of the most imporrtant and fundamental form elements and is used for creating the form fields where the user inputs their info. Different input fields can be applied, depending on the information required of the user.</text:p>
      <text:p text:style-name="P8"/>
      <text:p text:style-name="P8">Here is what a simple text input looks like:</text:p>
      <text:p text:style-name="P8">&lt;body&gt;</text:p>
      <text:p text:style-name="P8"><text:tab/>&lt;form&gt;Input your name &lt;br&gt;</text:p>
      <text:p text:style-name="P8"><text:soft-page-break/>&lt;input type="text" name="username"&gt;</text:p>
      <text:p text:style-name="P8">&lt;/form&gt;</text:p>
      <text:p text:style-name="P8">&lt;/body&gt;</text:p>
      <text:p text:style-name="P8"/>
      <text:p text:style-name="P9">As demonstrated,the input type is text..meaning we can enter text. It’s name attribute is what gets sent in to the server. So when we have "name", think "this goes to server" and username is just the "variable" assigned for this data in the server.</text:p>
      <text:p text:style-name="P9"/>
      <text:p text:style-name="P10">Specific to this example, we have a text statement of "Input your name" in the form. This works kind of like how a list works when you include text into the container part rather than the pieces. (i.e. &lt;li&gt;Here is a list of my stuff ) . <text:s/>The break is there for spacing. There will be a textbox though allowing us to input a name. <text:s text:c="2"/>Since the type of input is text, it will receive text. It then assigns to this data (if we had a button or whatever) the name "username" for the server to reference it.</text:p>
      <text:p text:style-name="P10"/>
      <text:p text:style-name="P2">TextField Control</text:p>
      <text:p text:style-name="P10">The input tag’s type "type" attribute is used to create a textfield control that is also called a "single line control". <text:s text:c="2"/>Our doing so is optional but server-side components require a name for a reference point.</text:p>
      <text:p text:style-name="P10"/>
      <text:p text:style-name="P10">First/Last example:</text:p>
      <text:p text:style-name="P10">&lt;form&gt; First Name:</text:p>
      <text:p text:style-name="P10">&lt;input type="text" name="firstname"&gt;</text:p>
      <text:p text:style-name="P10">&lt;br&gt;</text:p>
      <text:p text:style-name="P10">Last Name:</text:p>
      <text:p text:style-name="P10">&lt;input type="text" name="lastname"&gt;</text:p>
      <text:p text:style-name="P10">&lt;/form&gt;</text:p>
      <text:p text:style-name="P10"/>
      <text:p text:style-name="P7">As demonstrated in firstnamelastname.html, it works and we have our requested info and boxes for it to receive it. </text:p>
      <text:p text:style-name="P7"/>
      <text:p text:style-name="P3">If the name attribute is left out, the text input won’t be sent to server</text:p>
      <text:p text:style-name="P7"/>
      <text:p text:style-name="P3">&lt;textarea&gt; tag</text:p>
      <text:p text:style-name="P7">This tag is used for multi-line text forms. <text:s/>The size is specified using cols or rows.</text:p>
      <text:p text:style-name="P7">The example given is</text:p>
      <text:p text:style-name="P7">&lt;form&gt;</text:p>
      <text:p text:style-name="P7">Input your address:</text:p>
      <text:p text:style-name="P7">&lt;br&gt;</text:p>
      <text:p text:style-name="P7">&lt;textarea rows="2" cols="20"&gt;</text:p>
      <text:p text:style-name="P7">&lt;/form&gt;</text:p>
      <text:p text:style-name="P7"/>
      <text:p text:style-name="P7">This forms a nice box under our request for input. <text:s/>Some additional notes from w3schools:</text:p>
      <text:p text:style-name="P7">*Like the &lt;input&gt; this needs names to send to server. id is needed for association with a label.</text:p>
      <text:p text:style-name="P7">*cols is visible width.</text:p>
      <text:p text:style-name="P7">*you can put "required=required" and the form will need filling</text:p>
      <text:p text:style-name="P7">*rows is how many horizontal lines you get</text:p>
      <text:p text:style-name="P7"/>
      <text:p text:style-name="P4">Label Tag</text:p>
      <text:p text:style-name="P12">The best practice says we should have labels in our form. When the label tag is clicked, the text control comes under focus. Doing it requires the label tag has an attribute to match the input tag’s id.</text:p>
      <text:p text:style-name="P13">The way this works is if you click the label, it focuses you to where you input that specific thing.</text:p>
      <text:p text:style-name="P13"><text:soft-page-break/></text:p>
      <text:p text:style-name="P5">Password Field Control</text:p>
      <text:p text:style-name="P13">For a password field control, the user cannot/shouldn’t see the password</text:p>
      <text:p text:style-name="P13">example:</text:p>
      <text:p text:style-name="P13">&lt;form&gt;</text:p>
      <text:p text:style-name="P13">&lt;label for="password"&gt;Password: &lt;/label&gt;</text:p>
      <text:p text:style-name="P13"/>
      <text:p text:style-name="P13">When experimenting, this demonstrates blotting out with characters (dots by default it seems) and browser seems aware that it’s for password. <text:s/>Firefox offered me the opportunity to look for it in my password manager.</text:p>
      <text:p text:style-name="P13"/>
      <text:p text:style-name="P14">A casual experiment in password2.html led to the following learning experience:</text:p>
      <text:p text:style-name="P14">I was doing label and input.... if I had type="text" the password would show...and if type=password it will cover it up.</text:p>
      <text:p text:style-name="P14"/>
      <text:p text:style-name="P6">Email Field Control</text:p>
      <text:p text:style-name="P15">This is a new element used for validating that a user has entered a valid e-mail address. <text:s/>This must contain an @ and . to function properly on the user’s end.</text:p>
      <text:p text:style-name="P15">&lt;form&gt;</text:p>
      <text:p text:style-name="P15">&lt;label for="email"&gt;Email:&lt;/label&gt;</text:p>
      <text:p text:style-name="P15">&lt;input type="email" id="email" name="email"&gt;</text:p>
      <text:p text:style-name="P15">&lt;/form&gt;</text:p>
      <text:p text:style-name="P15"/>
      <text:p text:style-name="P16">Under testing, if we enter an e-mail and hit enter, it’ll "work"...but if we enter the word "fart" on it’s own it will complain at us to put an e-mail in.</text:p>
      <text:p text:style-name="P16"/>
      <text:p text:style-name="P17">Radio Button Control</text:p>
      <text:p text:style-name="P17"><text:span text:style-name="T1">Radio butters give users multiple options. This would be better served with "multiple choice buttons" as a name but what can I do. <text:s/>It works good for quizzes, gender,etc.</text:span></text:p>
      <text:p text:style-name="P17"><text:span text:style-name="T1">If <text:s/>we choose to name all the radio buttons one name, only one can be selected at any time.</text:span></text:p>
      <text:p text:style-name="P17"><text:span text:style-name="T1">example:</text:span></text:p>
      <text:p text:style-name="P17"><text:span text:style-name="T1">&lt;form&gt;</text:span></text:p>
      <text:p text:style-name="P17"><text:span text:style-name="T1">&lt;label for="gender"&gt;Gender: &lt;/label&gt;</text:span></text:p>
      <text:p text:style-name="P17"><text:span text:style-name="T1">&lt;input type="radio" id="gender" name="gender" value="male"&gt;Male</text:span></text:p>
      <text:p text:style-name="P17"><text:span text:style-name="T1">&lt;input type="radio" id="gender name ="gender" value="female"&gt;Female</text:span></text:p>
      <text:p text:style-name="P17"><text:span text:style-name="T1">&lt;/form&gt;</text:span></text:p>
      <text:p text:style-name="P17"><text:span text:style-name="T1"/></text:p>
      <text:p text:style-name="P18"><text:span text:style-name="T1">In experimenting with this, we see that we can choose either or both....I’m certain we could render it only to one value in attributes since such exists in the wild.</text:span></text:p>
      <text:p text:style-name="P18"><text:span text:style-name="T1"/></text:p>
      <text:p text:style-name="P18">Checkbox Control</text:p>
      <text:p text:style-name="P18"><text:span text:style-name="T1">A similar way, with multiple checkboxes.</text:span></text:p>
      <text:p text:style-name="P18"><text:span text:style-name="T1">&lt;form&gt;</text:span></text:p>
      <text:p text:style-name="P18"><text:span text:style-name="T1">Hobby:</text:span></text:p>
      <text:p text:style-name="P18"><text:span text:style-name="T1">&lt;br&gt;</text:span></text:p>
      <text:p text:style-name="P18"><text:span text:style-name="T1">&lt;input type="checkbox" id="baseball" name="baseball" value="baseball"&gt;</text:span></text:p>
      <text:p text:style-name="P18"><text:span text:style-name="T1">&lt;label for="baseball"&gt;Baseball&lt;/label&gt;</text:span></text:p>
      <text:p text:style-name="P18"><text:span text:style-name="T1">&lt;br&gt;</text:span></text:p>
      <text:p text:style-name="P18"><text:span text:style-name="T1">&lt;input type="checkbox" id="basketball" name="basketball" value="basketball"&gt;</text:span></text:p>
      <text:p text:style-name="P18"><text:span text:style-name="T1">&lt;label for="basketball"&gt;Basketball&lt;/label&gt;</text:span></text:p>
      <text:p text:style-name="P18"><text:span text:style-name="T1">&lt;br&gt;</text:span></text:p>
      <text:p text:style-name="P18"><text:span text:style-name="T1">&lt;input type="checkbox" id="lacrosse" name="lacrosse" value="lacrosse"&gt;</text:span></text:p>
      <text:p text:style-name="P18"><text:soft-page-break/><text:span text:style-name="T1">&lt;label for="lacrosse"&gt;Lacrosse&lt;/label&gt;</text:span></text:p>
      <text:p text:style-name="P18"><text:span text:style-name="T1">&lt;/form&gt;</text:span></text:p>
      <text:p text:style-name="P18"><text:span text:style-name="T1"/></text:p>
      <text:p text:style-name="P19">Submit Button Control</text:p>
      <text:p text:style-name="P19"><text:span text:style-name="T1">In HTML, &lt;input type="submit"&gt; is used for when a submit button is needed on a webpage, such as registering an account or signing in. <text:s/>When the submit button is clicked, the user input is sent to the server. The syntax for this is &lt;input type="submit" value="submit"&gt;</text:span></text:p>
      <text:p text:style-name="P19"><text:span text:style-name="T1"/></text:p>
      <text:p text:style-name="P19"><text:span text:style-name="T1">type="submit" : specifies the use of the submit button</text:span></text:p>
      <text:p text:style-name="P19"><text:span text:style-name="T1">value attribute: whatever we choose to write on the button</text:span></text:p>
      <text:p text:style-name="P19"><text:span text:style-name="T1">name attribute: may be omitted.</text:span></text:p>
      <text:p text:style-name="P19"><text:span text:style-name="T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L"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L"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0T12:15:44.359128774</meta:creation-date>
    <meta:generator>LibreOffice/7.3.1.3$Linux_X86_64 LibreOffice_project/30$Build-3</meta:generator>
    <dc:date>2022-04-10T17:33:55.883695635</dc:date>
    <meta:editing-duration>PT1H38M54S</meta:editing-duration>
    <meta:editing-cycles>9</meta:editing-cycles>
    <meta:document-statistic meta:table-count="0" meta:image-count="0" meta:object-count="0" meta:page-count="4" meta:paragraph-count="111" meta:word-count="1144" meta:character-count="6985" meta:non-whitespace-character-count="5930"/>
  </office:meta>
</office:document-meta>
</file>